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subtitle">
      <style:graphic-properties draw:fill-color="#ffffff" fo:min-height="12.75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Graphen und biologische Netze<text:line-break/>Praktikum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hristina Kuhn<text:line-break/>Robin Goldmann</text:p>
            <text:p>Johann Wurz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as haben wir gemacht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ubstrate loader</text:p>
              </text:list-item>
              <text:list-item>
                <text:p/>
              </text:list-item>
              <text:list-item>
                <text:p>Alignment workflow</text:p>
              </text:list-item>
              <text:list-item>
                <text:p/>
              </text:list-item>
              <text:list-item>
                <text:p>Vergleich von Guide trees</text:p>
              </text:list-item>
              <text:list-item>
                <text:p/>
              </text:list-item>
              <text:list-item>
                <text:p>GraphDating bugfixes</text:p>
              </text:list-item>
              <text:list-item>
                <text:p/>
              </text:list-item>
              <text:list-item>
                <text:p>Proble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bstrate load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CtoJSONloader.py</text:p>
              </text:list-item>
              <text:list-item>
                <text:p>Eingaben:</text:p>
                <text:list>
                  <text:list-item>
                    <text:list>
                      <text:list-item>
                        <text:p>EC-subtree</text:p>
                      </text:list-item>
                      <text:list-item>
                        <text:p>Anzahl gewollter Substrate</text:p>
                      </text:list-item>
                      <text:list-item>
                        <text:p>Maximale Anzahl von Knoten pro Substrat (ohne Wasserstoffatome)</text:p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>Probleme mit den Substra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ignment workflow</text:p>
          </draw:text-box>
        </draw:frame>
        <draw:frame presentation:style-name="pr8" draw:text-style-name="P1" draw:layer="layout" svg:width="25.5cm" svg:height="13cm" svg:x="1cm" svg:y="5.5cm" presentation:class="subtitle" presentation:user-transformed="true">
          <draw:text-box>
            <text:p>Schwierige Implementation auf Grund von crappy Programmen</text:p>
            <text:p/>
            <text:p>Automatisierung von Parsing bis Visualisie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ergleich von Guide tre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GraphDating bugfix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Kompatibilität von Graphformaten</text:p>
              </text:list-item>
              <text:list-item>
                <text:p/>
              </text:list-item>
              <text:list-item>
                <text:p>Labelfunktionen angepasst</text:p>
              </text:list-item>
              <text:list-item>
                <text:p/>
              </text:list-item>
              <text:list-item>
                <text:p>Output angepas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Problem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ehrere Substrate für Enzyme</text:p>
              </text:list-item>
              <text:list-item>
                <text:p/>
              </text:list-item>
              <text:list-item>
                <text:p>Graphformate nicht kompatibel</text:p>
              </text:list-item>
              <text:list-item>
                <text:p/>
              </text:list-item>
              <text:list-item>
                <text:p>Nicht mehr als drei Graphen alignbar</text:p>
                <text:list>
                  <text:list-item>
                    <text:p>Stark von Größe abhängig (wie erwartet)</text:p>
                  </text:list-item>
                  <text:list-item>
                    <text:p>Hinterfragt das Ziel des Praktikums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onstig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coring Matrix für multiVitamin erstel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14:18:09.851235174</meta:creation-date>
    <meta:editing-duration>PT24M31S</meta:editing-duration>
    <meta:editing-cycles>15</meta:editing-cycles>
    <meta:generator>LibreOffice/6.0.7.3$Linux_X86_64 LibreOffice_project/00m0$Build-3</meta:generator>
    <dc:title>Alizarin</dc:title>
    <dc:date>2020-02-18T13:14:56.229783040</dc:date>
    <meta:document-statistic meta:object-count="69"/>
  </office:meta>
</office:document-meta>
</file>